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Standard">
      <style:paragraph-properties style:page-number="auto"/>
    </style:style>
  </office:automatic-styles>
  <office:body>
    <office:text text:use-soft-page-breaks="true">
      <text:tracked-changes text:track-changes="false">
        <text:changed-region xml:id="ct103102488" text:id="ct103102488">
          <text:insertion>
            <office:change-info>
              <dc:creator>Manuel Oddoy</dc:creator>
              <dc:date>2012-02-05T19:45:00</dc:date>
            </office:change-info>
          </text:insertion>
        </text:changed-region>
        <text:changed-region xml:id="ct103102280" text:id="ct103102280">
          <text:insertion>
            <office:change-info>
              <dc:creator>Manuel Oddoy</dc:creator>
              <dc:date>2012-02-05T19:47:00</dc:date>
            </office:change-info>
          </text:insertion>
        </text:changed-region>
        <text:changed-region xml:id="ct104305488" text:id="ct104305488">
          <text:insertion>
            <office:change-info>
              <dc:creator>Manuel Oddoy</dc:creator>
              <dc:date>2012-02-05T19:49:00</dc:date>
            </office:change-info>
          </text:insertion>
        </text:changed-region>
        <text:changed-region xml:id="ct104307672" text:id="ct104307672">
          <text:insertion>
            <office:change-info>
              <dc:creator>Manuel Oddoy</dc:creator>
              <dc:date>2012-02-05T19:47:00</dc:date>
            </office:change-info>
          </text:insertion>
        </text:changed-region>
        <text:changed-region xml:id="ct104307776" text:id="ct104307776">
          <text:deletion>
            <office:change-info>
              <dc:creator>Manuel Oddoy</dc:creator>
              <dc:date>2012-02-05T19:50:00</dc:date>
            </office:change-info>
            <text:p text:style-name="Standard">Es ist gefordert, dass man</text:p>
          </text:deletion>
        </text:changed-region>
        <text:changed-region xml:id="ct104307880" text:id="ct104307880">
          <text:insertion>
            <office:change-info>
              <dc:creator>Manuel Oddoy</dc:creator>
              <dc:date>2012-02-05T19:51:00</dc:date>
            </office:change-info>
          </text:insertion>
        </text:changed-region>
        <text:changed-region xml:id="ct104307984" text:id="ct104307984">
          <text:deletion>
            <office:change-info>
              <dc:creator>Manuel Oddoy</dc:creator>
              <dc:date>2012-02-05T19:51:00</dc:date>
            </office:change-info>
            <text:p text:style-name="Standard">den</text:p>
          </text:deletion>
        </text:changed-region>
        <text:changed-region xml:id="ct104308088" text:id="ct104308088">
          <text:insertion>
            <office:change-info>
              <dc:creator>Manuel Oddoy</dc:creator>
              <dc:date>2012-02-05T19:51:00</dc:date>
            </office:change-info>
          </text:insertion>
        </text:changed-region>
        <text:changed-region xml:id="ct104308192" text:id="ct104308192">
          <text:deletion>
            <office:change-info>
              <dc:creator>Manuel Oddoy</dc:creator>
              <dc:date>2012-02-05T19:51:00</dc:date>
            </office:change-info>
            <text:p text:style-name="Standard">sieht</text:p>
          </text:deletion>
        </text:changed-region>
        <text:changed-region xml:id="ct104308296" text:id="ct104308296">
          <text:insertion>
            <office:change-info>
              <dc:creator>Manuel Oddoy</dc:creator>
              <dc:date>2012-02-05T19:51:00</dc:date>
            </office:change-info>
          </text:insertion>
        </text:changed-region>
        <text:changed-region xml:id="ct104308400" text:id="ct104308400">
          <text:insertion>
            <office:change-info>
              <dc:creator>Manuel Oddoy</dc:creator>
              <dc:date>2012-02-05T19:53:00</dc:date>
            </office:change-info>
          </text:insertion>
        </text:changed-region>
        <text:changed-region xml:id="ct104308504" text:id="ct104308504">
          <text:deletion>
            <office:change-info>
              <dc:creator>Manuel Oddoy</dc:creator>
              <dc:date>2012-02-05T19:53:00</dc:date>
            </office:change-info>
            <text:p text:style-name="Standard">Geldflüsse</text:p>
          </text:deletion>
        </text:changed-region>
        <text:changed-region xml:id="ct104308608" text:id="ct104308608">
          <text:insertion>
            <office:change-info>
              <dc:creator>Manuel Oddoy</dc:creator>
              <dc:date>2012-02-05T19:54:00</dc:date>
            </office:change-info>
          </text:insertion>
        </text:changed-region>
        <text:changed-region xml:id="ct104308712" text:id="ct104308712">
          <text:insertion>
            <office:change-info>
              <dc:creator>Manuel Oddoy</dc:creator>
              <dc:date>2012-02-05T19:54:00</dc:date>
            </office:change-info>
          </text:insertion>
        </text:changed-region>
        <text:changed-region xml:id="ct104308816" text:id="ct104308816">
          <text:insertion>
            <office:change-info>
              <dc:creator>Manuel Oddoy</dc:creator>
              <dc:date>2012-02-05T19:54:00</dc:date>
            </office:change-info>
          </text:insertion>
        </text:changed-region>
        <text:changed-region xml:id="ct104308920" text:id="ct104308920">
          <text:insertion>
            <office:change-info>
              <dc:creator>Manuel Oddoy</dc:creator>
              <dc:date>2012-02-05T19:54:00</dc:date>
            </office:change-info>
          </text:insertion>
        </text:changed-region>
        <text:changed-region xml:id="ct104309024" text:id="ct104309024">
          <text:deletion>
            <office:change-info>
              <dc:creator>Manuel Oddoy</dc:creator>
              <dc:date>2012-02-05T19:54:00</dc:date>
            </office:change-info>
            <text:p text:style-name="Standard">diese</text:p>
          </text:deletion>
        </text:changed-region>
        <text:changed-region xml:id="ct104309128" text:id="ct104309128">
          <text:insertion>
            <office:change-info>
              <dc:creator>Manuel Oddoy</dc:creator>
              <dc:date>2012-02-05T19:54:00</dc:date>
            </office:change-info>
          </text:insertion>
        </text:changed-region>
        <text:changed-region xml:id="ct104309336" text:id="ct104309336">
          <text:deletion>
            <office:change-info>
              <dc:creator>Manuel Oddoy</dc:creator>
              <dc:date>2012-02-05T19:54:00</dc:date>
            </office:change-info>
            <text:p text:style-name="Standard">Zahlungen</text:p>
          </text:deletion>
        </text:changed-region>
        <text:changed-region xml:id="ct104309232" text:id="ct104309232">
          <text:insertion>
            <office:change-info>
              <dc:creator>Manuel Oddoy</dc:creator>
              <dc:date>2012-02-05T19:59:00</dc:date>
            </office:change-info>
          </text:insertion>
        </text:changed-region>
        <text:changed-region xml:id="ct105332624" text:id="ct105332624">
          <text:insertion>
            <office:change-info>
              <dc:creator>Manuel Oddoy</dc:creator>
              <dc:date>2012-02-05T20:00:00</dc:date>
            </office:change-info>
          </text:insertion>
        </text:changed-region>
        <text:changed-region xml:id="ct105332832" text:id="ct105332832">
          <text:deletion>
            <office:change-info>
              <dc:creator>Manuel Oddoy</dc:creator>
              <dc:date>2012-02-05T20:01:00</dc:date>
            </office:change-info>
            <text:p text:style-name="Standard"><text:s/>Es wird daraus automatisch eine Rechnung generiert.</text:p>
          </text:deletion>
        </text:changed-region>
        <text:changed-region xml:id="ct105332728" text:id="ct105332728">
          <text:deletion>
            <office:change-info>
              <dc:creator>Manuel Oddoy</dc:creator>
              <dc:date>2012-02-05T20:01:00</dc:date>
            </office:change-info>
            <text:p text:style-name="Standard">Man kann optional einen Preis zu den Produkten eingeben, mindestens ist ein Gesamtpreis der Rechnung erforderlich.</text:p>
          </text:deletion>
        </text:changed-region>
        <text:changed-region xml:id="ct105332936" text:id="ct105332936">
          <text:deletion>
            <office:change-info>
              <dc:creator>Unknown Author</dc:creator>
              <dc:date>2012-07-26T12:56: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as soll das Programm können</text:h>
      <text:p text:style-name="Standard">Das Programm ermöglicht ein gemeinschaftliches Haushaltsbuch mit automatischer Abrechnung, an dem sich mehrere Personen beteiligen können. </text:p>
      <text:h text:style-name="Heading_20_2" text:outline-level="2">Benutzer</text:h>
      <text:p text:style-name="Standard">Ein Benutzer hat einen eigenen Account. Dieser besteht aus einem Loginnamen, Vorname und Nachname evtl Passwort.</text:p>
      <text:p text:style-name="Standard">Jeder Benutzer kann in seinem Account mehrere Personen erstellen. Diese erstellten Personen sind nur für den Benutzer sichtbar. Es ist möglich die erstellten Personen mit ihren Accounts zu verknüpfen. Dadurch können die andere Benutzer ihre Schulden sehen und Änderungen an den Rechnungen vornehmen.</text:p>
      <text:p text:style-name="Standard">Ein Benutzer erstellt Personen während dem Eintragen von Rechnungen. Es gibt die Möglichkeit seine Personen zu verwalten und im System vorhandenen Accounts zuzuordnen.</text:p>
      <text:p text:style-name="Standard">Es besteht also eine Unterscheidung zwischen Personen und Benutzer. Benutzer haben einen eigenen Login und können bei anderen Benutzern eine Person sein. Personen sind für jeden Benutzer individuell und können mit Benutzern verknüpft werden.</text:p>
      <text:h text:style-name="Heading_20_2" text:outline-level="2"><text:bookmark-start text:name="_Ref316221414"/>Rechnungen erfassen<text:bookmark-end text:name="_Ref316221414"/></text:h>
      <text:p text:style-name="Standard">Eine Rechnung besteht aus mehreren Produkten oder mindestens einem Gesamtpreis. Zu dem Gesamtpreis kann man mehrere Produkte eintragen. Der Gesamtpreis wird so zu einem Restposten mit allen eingetragenen Produkten, dass die Summe des Restposten und der Produkte den Gesamtpreis ergibt.<text:change-start text:change-id="ct103102488"/> Hier kommt der sinn nicht raus. Es fehlt def restposten… entspricht jetzt einer Umkerhrung des Rechnungsprinzips<text:change-end text:change-id="ct103102488"/></text:p>
      <text:p text:style-name="Standard">Gibt man zu einem Produkt keinen Preis ein, so wird dieses alt Teil vom Restposten gesehen und dient der reinen Information aus was sich der Restposten zusammensetzt.</text:p>
      <text:p text:style-name="Standard">Man gibt zu jeder Rechnung ein Datum an.</text:p>
      <text:p text:style-name="Standard">Man kann zu einer Rechnung ein Geschäft angeben, woher die Rechnung <text:s/>stammt.</text:p>
      <text:p text:style-name="Standard">Man gibt zu den Produkten (inkl. Restposten) Kategorien an. Die Kategorien dienen als Gruppierung der Ausgaben.</text:p>
      <text:p text:style-name="Standard">Man fügt zu einer Rechnung Leute hinzu. Unter den hinzugefügten Leuten werden die Produkte aufgeteilt. In der Zukunft soll es möglich sein auch Anteile am Preis unter den Leuten zu verteilen.</text:p>
      <text:p text:style-name="Standard">Man kann in einer Rechnung alles ändern bis eine beteiligte Person gezahlt hat. Bei einer Änderung müssen alle beteiligten Benutzer die Änderung sichten. Dafür hebt das Programm die Änderung hervor. Wichtig ist hierbei die Unterscheidung zwischen Personen und Benutzern. Benutzer sind eigene Accounts, dagegen sind Personen von einem Benutzer erstellt und müssen erst einem Benutzer zugeordnet werden. Erst nach einer Zuordnung wird die <text:s/>Sichtung der Rechnung von den Benutzern gefordert.</text:p>
      <text:p text:style-name="Standard"><text:soft-page-break/>Man sichtet eine Rechnung durch Verlassen der Detailansicht. Dieser Markierungsvorgang muss vom Benutzer bestätigt werden. Der Abschnitt <text:bookmark-ref text:reference-format="text" text:ref-name="_Ref316220747">Sichten von Rechnungen</text:bookmark-ref> beschreibt den Sichtungsvorgang genauer.</text:p>
      <text:h text:style-name="Heading_20_2" text:outline-level="2">Kategorien</text:h>
      <text:p text:style-name="Standard"><text:change-start text:change-id="ct103102280"/>Optional <text:change-end text:change-id="ct103102280"/><text:change-start text:change-id="ct104305488"/>kann man Kategorien vergeben.<text:change-end text:change-id="ct104305488"/>Dienen der Einteilung von Produkten und<text:change-start text:change-id="ct104307672"/> bilden<text:change-end text:change-id="ct104307672"/> Gruppierung. Es werden Kategorien für Produkte vorgeschlagen. Man wählt die Kategorien aus, die in einer Rechnung zur Verfügung stehen.</text:p>
      <text:p text:style-name="Standard">Es können beliebige Kategorien erstellt werden.</text:p>
      <text:p text:style-name="Standard">Man vergibt Kategorien für Produkte und Gesamtpreis. Dadurch gibt man Rechnungen eine eigene Kategorie. Es ermöglicht eine leichtere Suche für Steuerrelevante Rechnungen.</text:p>
      <text:h text:style-name="Heading_20_2" text:outline-level="2">Verfügbarkeit des Programms</text:h>
      <text:p text:style-name="Standard">Das Programm ist offline verfügbar. Es besteht die Einschränkung, dass nur mit neuen Rechnungen gearbeitet werden kann. Das heißt, sobald eine Rechnung für andere Benutzer verfügbar gemacht wird sind Änderungen auch sofort für alle sichtbar. Man muss also nach dem Verfügbar machen selbst online sein um Änderungen durchzuführen.</text:p>
      <text:h text:style-name="Heading_20_2" text:outline-level="2">Sichtbarkeit von Rechnungen</text:h>
      <text:p text:style-name="Standard">Es sind für einen Benutzer nur Rechnungen sichtbar, welche er selbst eingestellt hat oder an denen er als Beteiligter eingetragen ist.</text:p>
      <text:h text:style-name="Heading_20_2" text:outline-level="2">Übersicht von Rechnungen</text:h>
      <text:p text:style-name="Standard">Ein Benutzer sieht alle seine Ausgaben. Es ist möglich seine Ausgaben zu Filtern. Der Filter umfasst die Kategorien, den Zeitraum oder den Ort. Das bedeutet bei eingestelltem Filter sind nur Ausgaben sichtbar, welche die eingestellten Anforderungen erfüllen.</text:p>
      <text:p text:style-name="Standard"><text:change text:change-id="ct104307776"/><text:s/>zu jedem Tag <text:change-start text:change-id="ct104307880"/>wird der<text:change-end text:change-id="ct104307880"/><text:change text:change-id="ct104307984"/> ausgegebenen Betrag <text:change-start text:change-id="ct104308088"/>angezeigt<text:change-end text:change-id="ct104308088"/><text:change text:change-id="ct104308192"/>.</text:p>
      <text:p text:style-name="Standard">Man sieht zu einem <text:change-start text:change-id="ct104308296"/>gewählten<text:change-end text:change-id="ct104308296"/>Zeitraum den summierten Betrag.</text:p>
      <text:p text:style-name="Standard">Ein Tag hat vier mögliche Unterscheidungen von Rechnungen; Keine Rechnung, gezahlte Rechnung, gesichtete Rechnung, zu sichtende Rechnung. </text:p>
      <text:h text:style-name="Heading_20_2" text:outline-level="2"><text:bookmark-start text:name="_Ref316220747"/>Sichten von Rechnungen<text:bookmark-end text:name="_Ref316220747"/></text:h>
      <text:p text:style-name="Standard">Veränderungen werden für den Benutzer hervorgehoben. Bei einer Endabrechnung müssen alle Rechnungen gesichtet sein. Das Programm zeigt den Betrag an, der bereits gesichtet wurde und der noch gesichtet werden muss. Eine Ansicht zeigt alle zu sichtenden Rechnungen an. Auf dieser Ansicht markiert man mehrere Rechnungen gleichzeitig als gesichtet. Man kann auf der Ansicht mit allen zu sichtenden Rechnungen auf die Detailansicht der Rechnung gehen. Bei Verlassen der Detailansicht wird nach Bestätigung durch den Benutzer eine Rechnung als gesichtet markiert.</text:p>
      <text:h text:style-name="Heading_20_2" text:outline-level="2">Zahlen von Rechnungen</text:h>
      <text:p text:style-name="Standard">Ein Benutzer hat die Möglichkeit eine Endabrechnung zu erstellen. In einer Endabrechnung werden zwischen 2 Personen Beträge verrechnet. Als Begünstigter kann man eine Zahlung als erhalten markieren. Als Zahlender kann man eine Zahlung als gezahlt markieren. Der Begünstigte muss bei einer markierten Zahlung bestätigen, dass er das Geld erhalten hat.</text:p>
      <text:p text:style-name="Standard"><text:soft-page-break/>Ein Benutzer sieht alle <text:change-start text:change-id="ct104308400"/>schulden<text:change-end text:change-id="ct104308400"/><text:change text:change-id="ct104308504"/> <text:change-start text:change-id="ct104308608"/>der <text:change-end text:change-id="ct104308608"/>von <text:change-start text:change-id="ct104308712"/>ihm noch<text:change-end text:change-id="ct104308712"/>nicht <text:change-start text:change-id="ct104308816"/>zu accounts<text:change-end text:change-id="ct104308816"/>zugeordneten Personen und kümmert sich um <text:change-start text:change-id="ct104308920"/>deren<text:change-end text:change-id="ct104308920"/><text:change text:change-id="ct104309024"/> <text:change-start text:change-id="ct104309128"/>Verwaltung<text:change-end text:change-id="ct104309128"/><text:change text:change-id="ct104309336"/>. </text:p>
      <text:p text:style-name="Standard">Ein Benutzer sieht nur die Beträge welche er zahlen muss und welche er bekommt.<text:change-start text:change-id="ct104309232"/></text:p>
      <text:p text:style-name="Standard">Man kann einem anderen Benutzer das Recht entziehen eine Endabrechnung für sich selbst zu machen. <text:change-end text:change-id="ct104309232"/><text:change-start text:change-id="ct105332624"/>Bzw. man kann einstellen, dass man einer Endabrechnung persönlich zustimmen muss. Anfangs kann jede Person eine Endabrechnung durchführen.<text:change-end text:change-id="ct105332624"/></text:p>
      <text:p text:style-name="Standard">Das System ermöglicht das Zahlen von einzelnen Rechnungen.</text:p>
      <text:h text:style-name="Heading_20_2" text:outline-level="2">Daueraufträge</text:h>
      <text:p text:style-name="Standard">Ein Benutzer kann Daueraufträge erstellen, welche im Abstand von Monaten oder Tagen wiederkehren. Dabei verhält sich das System wie beim Abschnitt <text:bookmark-ref text:reference-format="text" text:ref-name="_Ref316221414">Rechnungen erfassen</text:bookmark-ref>. Man kann mit angeben, dass die Rechnung sofort als gezahlt markiert werden soll.</text:p>
      <text:h text:style-name="Heading_20_2" text:outline-level="2">Einkaufslisten</text:h>
      <text:p text:style-name="Standard">Man erstellt eine Einkaufsliste mit allen Produkten welche man kaufen möchte.<text:change text:change-id="ct105332832"/> <text:change text:change-id="ct105332728"/></text:p>
      <text:p text:style-name="Standard">Die Einkaufsliste ordnet man Personen zu, welchen die Liste zugänglich sein soll und die an der entstehenden Rechnung beteiligt sind. Änderungen an der Liste werden sofort öffentlich bekannt gemacht.</text:p>
      <text:p text:style-name="Standard">Es gibt eine Handy-Anwendung, welche die Einkaufslisten anzeigt. Es ist möglich gekaufte Produkte von der Liste zu streichen. Dadurch wird das Eintragen der Rechnung vorbereitet und muss beim nächsten Zugang zum System fertig erstellt werden.</text:p>
      <text:p text:style-name="Standard">Aus den abgestrichenen Produkten kann jede beteiligte Person eine Teilmenge der abgestrichenen Produkte auswählen und daraus eine Rechnung erstellen. Anschließend kommt man zu der Ansicht in der man die Schritte aus dem Abschnitt <text:bookmark-ref text:reference-format="text" text:ref-name="_Ref316221414">Rechnungen erfassen</text:bookmark-ref> ausführt. Es sind dabei schon die angewählten Produkte aus der Einkaufsliste enthalten.</text:p>
      <text:h text:style-name="Heading_20_1" text:outline-level="1"/>
      <text:h text:style-name="Heading_20_1" text:outline-level="1">Ziele-GEIZ (gemeinschaft-einheits-Zahlungen)</text:h>
      <text:p text:style-name="Standard">Rechnungen komplett eintragen</text:p>
      <text:p text:style-name="Standard">Produkte Leuten zuweisen</text:p>
      <text:p text:style-name="Standard">Produkt Kategorien zuweisen</text:p>
      <text:p text:style-name="Standard">Kategorien auswerten</text:p>
      <text:p text:style-name="Standard">Einkaufslisten erstellen/abarbeiten</text:p>
      <text:p text:style-name="Standard">Daueraufträge</text:p>
      <text:p text:style-name="Standard"><text:soft-page-break/>Endabrechnung</text:p>
      <text:p text:style-name="Standard">Ausgabenliste zu meinen Ausgaben</text:p>
      <text:p text:style-name="Standard"/>
      <text:h text:style-name="Heading_20_1" text:outline-level="1">Bisher</text:h>
      <text:p text:style-name="Standard">Rechnungen eintragen<text:line-break/>- Artikelname<text:line-break/>- Preis<text:line-break/>- Menge<text:line-break/>- Datum + Ort<text:line-break/>- Zahler (opt)<text:line-break/>- Gesamtrechnungspreis (opt)<text:line-break/>- <text:s/></text:p>
      <text:p text:style-name="Standard">Rechnungen sichten<text:line-break/>- Liste aller Rechnungen<text:line-break/>- Rechnungen mit neuen Leuten versehen<text:line-break/>- Einträge löschen<text:line-break/>- Preise verändern<text:line-break/>- Barcodes hinzufügen (opt)<text:line-break/>- Sichten<text:line-break/>- Tags vergeben</text:p>
      <text:p text:style-name="Standard">Ausgabenliste<text:line-break/>- Liste aller beteiligten Ausgaben mit Anteil + Tags</text:p>
      <text:p text:style-name="Standard">Endabrechnung<text:line-break/>- Liste von zu zahlenden Schulden</text:p>
      <text:p text:style-name="Standard">Daueraufträge erstellen (opt)<text:line-break/>- Wiederholende Rechnungen</text:p>
      <text:p text:style-name="Standard">Einkaufslisten</text:p>
      <text:p text:style-name="Standard">Tags vergeben<text:change text:change-id="ct1053329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1"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Oddoy</meta:initial-creator>
    <meta:editing-cycles>92</meta:editing-cycles>
    <meta:creation-date>2012-02-04T13:45:00</meta:creation-date>
    <dc:date>2012-07-26T12:57:16.52</dc:date>
    <meta:editing-duration>P0D</meta:editing-duration>
    <meta:generator>LibreOffice/3.5$Windows_x86 LibreOffice_project/dc9775d-05ecbee-0851ad3-1586698-727bf66</meta:generator>
    <meta:document-statistic meta:table-count="0" meta:image-count="0" meta:object-count="0" meta:page-count="4" meta:paragraph-count="69" meta:word-count="1086" meta:character-count="7709" meta:non-whitespace-character-count="6682"/>
    <meta:user-defined meta:name="AppVersion">12.0000</meta:user-defined>
    <meta:user-defined meta:name="Company">Capgemin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